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ui_3_15_0_3_1459934899629_70"/>Pick up the Obelix image, and then apply a sharp mask on Hue, Saturation, and Intensity separately. Compare your results with the result of applying the sharp mask on all three and write comment on your resul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28:33.496064967</meta:creation-date>
    <dc:date>2016-04-06T12:28:50.280234802</dc:date>
    <meta:editing-duration>PT17S</meta:editing-duration>
    <meta:editing-cycles>1</meta:editing-cycles>
    <meta:document-statistic meta:table-count="0" meta:image-count="0" meta:object-count="0" meta:page-count="1" meta:paragraph-count="1" meta:word-count="37" meta:character-count="211" meta:non-whitespace-character-count="175"/>
    <meta:generator>LibreOffice/5.0.5.2$Linux_X86_64 LibreOffice_project/00m0$Build-2</meta:generator>
  </office:meta>
</office:document-meta>
</file>